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8199" officeooo:paragraph-rsid="001c8199"/>
    </style:style>
    <style:style style:name="P2" style:family="paragraph" style:parent-style-name="Standard">
      <style:text-properties fo:color="#d4d4d4" style:font-name="Droid Sans Mono" fo:font-size="10.5pt" fo:font-weight="normal" officeooo:rsid="001c8199" officeooo:paragraph-rsid="001c8199" fo:background-color="#1e1e1e"/>
    </style:style>
    <style:style style:name="T1" style:family="text">
      <style:text-properties fo:color="#569cd6"/>
    </style:style>
    <style:style style:name="T2" style:family="text">
      <style:text-properties fo:color="#dcdc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çen hafta kitap, müşteri ve personel ekleme fonksiyonlarının oluşturulduğundan bahsetmiştik.</text:p>
      <text:p text:style-name="P1"/>
      <text:p text:style-name="P1">Bu hafta ise kitapların ve müşterilerin bilgileri üzerinde yapılabilecek değişiklikleri içeren fonksiyonlara göz atacağız.</text:p>
      <text:p text:style-name="P1"/>
      <text:p text:style-name="P2"><text:span text:style-name="T1">void</text:span> <text:span text:style-name="T2">updateBookData</text:span>();</text:p>
      <text:p text:style-name="P2"><text:span text:style-name="T1">void</text:span> <text:span text:style-name="T2">updateCustomerData</text:span>();</text:p>
      <text:p text:style-name="P2"/>
      <text:p text:style-name="P1"/>
      <text:p text:style-name="P1">Yönetici olarak giriş yapıldığında, yukarıdaki fonksiyonlar yardımıyla hangi kitabın ya da müşterinin bilgilerinde güncelleme olacağı sorulur ve daha sonrasında hangi bilgilerin değiştirileceğini sorar. Bu bilgileri linked list üzerinde kaydettikten sonra, ilerleyen zamanlarda oluşturulacak kaydetme fonksiyonlarıyla beraber yapılan güncellemeler txt dosylarına kaydedilecekt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23:03:47.474155011</meta:creation-date>
    <dc:date>2021-05-06T23:06:48.158736710</dc:date>
    <meta:editing-duration>PT3M1S</meta:editing-duration>
    <meta:editing-cycles>1</meta:editing-cycles>
    <meta:document-statistic meta:table-count="0" meta:image-count="0" meta:object-count="0" meta:page-count="1" meta:paragraph-count="5" meta:word-count="69" meta:character-count="643" meta:non-whitespace-character-count="579"/>
    <meta:generator>LibreOffice/6.4.6.2$Linux_X86_64 LibreOffice_project/40$Build-2</meta:generator>
  </office:meta>
</office:document-meta>
</file>